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800000320CBAE4127.jpg" manifest:media-type="image/jpeg"/>
  <manifest:file-entry manifest:full-path="Pictures/1000000000000258000003208E510009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6d1a" officeooo:paragraph-rsid="00136d1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6.639cm" svg:y="-1.429cm" svg:width="7.788cm" svg:height="10.386cm" draw:z-index="0"><draw:image xlink:href="Pictures/1000000000000258000003208E510009.jpg" xlink:type="simple" xlink:show="embed" xlink:actuate="onLoad"/></draw:frame></text:p>
      <text:p text:style-name="Standard"/>
      <text:p text:style-name="Standard"/>
      <text:p text:style-name="P1">- ต่อตรง PB 2 ตัว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6.708cm" svg:y="0.143cm" svg:width="7.71cm" svg:height="10.28cm" draw:z-index="1"><draw:image xlink:href="Pictures/100000000000025800000320CBAE4127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 บิลเงินสด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 style:font-family-complex="'Angsana New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1:33:40.980000000</meta:creation-date>
    <dc:date>2015-12-25T11:53:09.839000000</dc:date>
    <meta:editing-duration>PT8M14S</meta:editing-duration>
    <meta:editing-cycles>2</meta:editing-cycles>
    <meta:generator>LibreOffice/4.4.5.2$Windows_x86 LibreOffice_project/a22f674fd25a3b6f45bdebf25400ed2adff0ff99</meta:generator>
    <meta:document-statistic meta:table-count="0" meta:image-count="2" meta:object-count="0" meta:page-count="1" meta:paragraph-count="2" meta:word-count="9" meta:character-count="24" meta:non-whitespace-character-count="19"/>
  </office:meta>
</office:document-meta>
</file>